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0D0000024A1BF8408DF05686C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97cm" svg:height="11.627cm" svg:x="2.936cm" svg:y="9.145cm">
          <draw:image xlink:href="Pictures/100000000000030D0000024A1BF8408DF05686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0:45:20.563272646</meta:creation-date>
    <dc:date>2018-03-02T10:45:48.024921784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